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margin-left="0cm" fo:margin-right="0cm" fo:margin-top="0cm" fo:margin-bottom="0.279cm" loext:contextual-spacing="false" fo:line-height="107%" fo:text-align="start" style:justify-single-word="false" fo:text-indent="0cm" style:auto-text-indent="false">
        <style:tab-stops/>
      </style:paragraph-properties>
    </style:style>
    <style:style style:name="P2"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style>
    <style:style style:name="P3" style:family="paragraph" style:parent-style-name="Normal">
      <style:paragraph-properties fo:margin-left="0cm" fo:margin-right="0cm" fo:line-height="107%" fo:text-align="start" style:justify-single-word="false" fo:text-indent="0cm" style:auto-text-indent="false">
        <style:tab-stops/>
      </style:paragraph-properties>
    </style:style>
    <style:style style:name="P4" style:family="paragraph" style:parent-style-name="Normal">
      <style:paragraph-properties fo:margin-left="-0.009cm" fo:margin-right="0cm" fo:margin-top="0cm" fo:margin-bottom="0.28cm" loext:contextual-spacing="false" fo:line-height="107%" fo:text-align="start" style:justify-single-word="false" fo:text-indent="0cm" style:auto-text-indent="false">
        <style:tab-stops/>
      </style:paragraph-properties>
    </style:style>
    <style:style style:name="P5" style:family="paragraph" style:parent-style-name="Normal">
      <style:paragraph-properties fo:margin-left="-0.009cm" fo:margin-right="0cm" fo:margin-top="0cm" fo:margin-bottom="0.28cm" loext:contextual-spacing="false" fo:line-height="107%" fo:text-align="start" style:justify-single-word="false" fo:text-indent="0cm" style:auto-text-indent="false">
        <style:tab-stops/>
      </style:paragraph-properties>
      <style:text-properties officeooo:paragraph-rsid="001d6ce0"/>
    </style:style>
    <style:style style:name="P6" style:family="paragraph" style:parent-style-name="Normal">
      <style:paragraph-properties fo:margin-left="-0.009cm" fo:margin-right="0cm" fo:margin-top="0cm" fo:margin-bottom="0.28cm" loext:contextual-spacing="false" fo:line-height="107%" fo:text-align="start" style:justify-single-word="false" fo:text-indent="0cm" style:auto-text-indent="false">
        <style:tab-stops/>
      </style:paragraph-properties>
      <style:text-properties officeooo:paragraph-rsid="00228032"/>
    </style:style>
    <style:style style:name="P7" style:family="paragraph" style:parent-style-name="Normal" style:master-page-name="MP0">
      <style:paragraph-properties fo:margin-left="-0.009cm" fo:margin-right="0cm" fo:margin-top="0cm" fo:margin-bottom="0.28cm" loext:contextual-spacing="false" fo:line-height="107%" fo:text-align="center" style:justify-single-word="false" fo:text-indent="0cm" style:auto-text-indent="false" style:page-number="auto" fo:break-before="page">
        <style:tab-stops/>
      </style:paragraph-properties>
      <style:text-properties officeooo:paragraph-rsid="001b6d1f"/>
    </style:style>
    <style:style style:name="P8" style:family="paragraph" style:parent-style-name="Normal">
      <style:paragraph-properties fo:margin-left="-0.009cm" fo:margin-right="0cm" fo:text-align="start" style:justify-single-word="false" fo:text-indent="0cm" style:auto-text-indent="false">
        <style:tab-stops/>
      </style:paragraph-properties>
      <style:text-properties officeooo:paragraph-rsid="001b6d1f"/>
    </style:style>
    <style:style style:name="P9" style:family="paragraph" style:parent-style-name="Normal">
      <style:paragraph-properties fo:margin-left="-0.009cm" fo:margin-right="0cm" fo:text-align="start" style:justify-single-word="false" fo:text-indent="0cm" style:auto-text-indent="false">
        <style:tab-stops/>
      </style:paragraph-properties>
      <style:text-properties officeooo:paragraph-rsid="001d4961"/>
    </style:style>
    <style:style style:name="P10" style:family="paragraph" style:parent-style-name="Normal">
      <style:paragraph-properties fo:margin-left="-0.009cm" fo:margin-right="0cm" fo:text-align="start" style:justify-single-word="false" fo:text-indent="0cm" style:auto-text-indent="false">
        <style:tab-stops/>
      </style:paragraph-properties>
      <style:text-properties style:font-name="Liberation Serif" fo:font-size="12pt" style:font-size-asian="12pt" style:font-size-complex="12pt"/>
    </style:style>
    <style:style style:name="P11" style:family="paragraph" style:parent-style-name="Normal">
      <style:paragraph-properties fo:margin-left="0cm" fo:margin-right="0cm" fo:margin-top="0cm" fo:margin-bottom="0.275cm" loext:contextual-spacing="false" fo:line-height="107%" fo:text-align="start" style:justify-single-word="false" fo:text-indent="0cm" style:auto-text-indent="false">
        <style:tab-stops/>
      </style:paragraph-properties>
      <style:text-properties style:font-name="Liberation Serif" fo:font-size="12pt" style:font-size-asian="12pt" style:font-size-complex="12pt"/>
    </style:style>
    <style:style style:name="P12" style:family="paragraph" style:parent-style-name="Normal">
      <style:paragraph-properties fo:margin-left="0cm" fo:margin-right="0cm" fo:margin-top="0cm" fo:margin-bottom="0.28cm" loext:contextual-spacing="false" fo:line-height="107%" fo:text-align="start" style:justify-single-word="false" fo:text-indent="0cm" style:auto-text-indent="false">
        <style:tab-stops/>
      </style:paragraph-properties>
      <style:text-properties style:font-name="Liberation Serif" fo:font-size="12pt" style:font-size-asian="12pt" style:font-size-complex="12pt"/>
    </style:style>
    <style:style style:name="P13" style:family="paragraph" style:parent-style-name="Normal">
      <style:paragraph-properties fo:margin-left="0cm" fo:margin-right="0cm" fo:margin-top="0cm" fo:margin-bottom="0.279cm" loext:contextual-spacing="false" fo:line-height="107%" fo:text-align="start" style:justify-single-word="false" fo:text-indent="0cm" style:auto-text-indent="false">
        <style:tab-stops/>
      </style:paragraph-properties>
      <style:text-properties style:font-name="Liberation Serif" fo:font-size="12pt" style:font-size-asian="12pt" style:font-size-complex="12pt"/>
    </style:style>
    <style:style style:name="P14" style:family="paragraph" style:parent-style-name="Normal">
      <style:paragraph-properties fo:margin-left="0cm" fo:margin-right="0cm" fo:margin-top="0cm" fo:margin-bottom="0.286cm" loext:contextual-spacing="false" fo:line-height="107%" fo:text-align="start" style:justify-single-word="false" fo:text-indent="0cm" style:auto-text-indent="false">
        <style:tab-stops/>
      </style:paragraph-properties>
      <style:text-properties officeooo:paragraph-rsid="001d6ce0"/>
    </style:style>
    <style:style style:name="P15"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style:font-name="Liberation Serif" fo:font-size="12pt" style:font-size-asian="12pt" style:font-size-complex="12pt"/>
    </style:style>
    <style:style style:name="T1" style:family="text">
      <style:text-properties style:font-name="Liberation Serif" fo:font-size="12pt" fo:font-weight="bold" style:font-size-asian="12pt" style:font-weight-asian="bold" style:font-size-complex="12pt"/>
    </style:style>
    <style:style style:name="T2" style:family="text">
      <style:text-properties style:font-name="Liberation Serif" fo:font-size="12pt" fo:font-weight="bold" officeooo:rsid="001b6d1f" style:font-size-asian="12pt" style:font-weight-asian="bold" style:font-size-complex="12pt"/>
    </style:style>
    <style:style style:name="T3" style:family="text">
      <style:text-properties style:font-name="Liberation Serif" fo:font-size="12pt" fo:font-weight="bold" officeooo:rsid="001d6ce0" style:font-size-asian="12pt" style:font-weight-asian="bold" style:font-size-complex="12pt"/>
    </style:style>
    <style:style style:name="T4" style:family="text">
      <style:text-properties style:font-name="Liberation Serif" fo:font-size="12pt" fo:font-weight="bold" officeooo:rsid="001e55de" style:font-size-asian="12pt" style:font-weight-asian="bold" style:font-size-complex="12pt"/>
    </style:style>
    <style:style style:name="T5" style:family="text">
      <style:text-properties style:font-name="Liberation Serif" fo:font-size="12pt" fo:font-weight="bold" officeooo:rsid="001e79ee" style:font-size-asian="12pt" style:font-weight-asian="bold" style:font-size-complex="12pt"/>
    </style:style>
    <style:style style:name="T6" style:family="text">
      <style:text-properties style:font-name="Liberation Serif" fo:font-size="12pt" fo:font-weight="bold" officeooo:rsid="00218967" style:font-size-asian="12pt" style:font-weight-asian="bold" style:font-size-complex="12pt"/>
    </style:style>
    <style:style style:name="T7" style:family="text">
      <style:text-properties style:font-name="Liberation Serif" fo:font-size="12pt" fo:font-weight="bold" officeooo:rsid="00220b0e" style:font-size-asian="12pt" style:font-weight-asian="bold" style:font-size-complex="12pt"/>
    </style:style>
    <style:style style:name="T8" style:family="text">
      <style:text-properties style:font-name="Liberation Serif" fo:font-size="12pt" fo:font-weight="bold" officeooo:rsid="00228032" style:font-size-asian="12pt" style:font-weight-asian="bold" style:font-size-complex="12pt"/>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officeooo:rsid="001b6d1f" style:font-size-asian="12pt" style:font-size-complex="12pt"/>
    </style:style>
    <style:style style:name="T11" style:family="text">
      <style:text-properties style:font-name="Liberation Serif" fo:font-size="12pt" officeooo:rsid="001c3058" style:font-size-asian="12pt" style:font-size-complex="12pt"/>
    </style:style>
    <style:style style:name="T12" style:family="text">
      <style:text-properties style:font-name="Liberation Serif" fo:font-size="12pt" officeooo:rsid="001d4961" style:font-size-asian="12pt" style:font-size-complex="12pt"/>
    </style:style>
    <style:style style:name="T13" style:family="text">
      <style:text-properties style:font-name="Liberation Serif" fo:font-size="12pt" officeooo:rsid="001e55de" style:font-size-asian="12pt" style:font-size-complex="12pt"/>
    </style:style>
    <style:style style:name="T14" style:family="text">
      <style:text-properties style:font-name="Liberation Serif" fo:font-size="12pt" style:text-underline-style="solid" style:text-underline-width="auto" style:text-underline-color="font-color" officeooo:rsid="001b6d1f" style:font-size-asian="12pt" style:font-size-complex="12pt"/>
    </style:style>
    <style:style style:name="T15" style:family="text">
      <style:text-properties style:font-name="Liberation Serif" fo:font-size="12pt" style:text-underline-style="solid" style:text-underline-width="auto" style:text-underline-color="font-color" officeooo:rsid="001d4961" style:font-size-asian="12pt" style:font-size-complex="12pt"/>
    </style:style>
    <style:style style:name="T16" style:family="text">
      <style:text-properties fo:color="#000000" style:font-name="Liberation Serif" fo:font-size="12pt" officeooo:rsid="001c3058" style:font-name-asian="Times New Roman" style:font-size-asian="12pt" style:font-name-complex="Times New Roman" style:font-size-complex="12pt"/>
    </style:style>
    <style:style style:name="T17" style:family="text">
      <style:text-properties fo:color="#000000" style:font-name="Liberation Serif" fo:font-size="12pt" fo:font-weight="bold" officeooo:rsid="001d6ce0" style:font-name-asian="Times New Roman" style:font-size-asian="12pt" style:font-weight-asian="bold" style:font-name-complex="Times New Roman" style:font-size-complex="12pt"/>
    </style:style>
    <style:style style:name="T18" style:family="text">
      <style:text-properties officeooo:rsid="001d49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Default_20_Paragraph_20_Font"><text:span text:style-name="T1">La rencontre au bal </text:span></text:span><text:span text:style-name="Default_20_Paragraph_20_Font"><text:span text:style-name="T2">(LAFAYETTE 1)</text:span></text:span></text:p>
      <text:p text:style-name="P11"><text:s/></text:p>
      <text:p text:style-name="P8"><text:span text:style-name="T9"><text:tab/></text:span><text:span text:style-name="T10">L’extrait dont je vais vous faire l’explication aujourd’hui figure dans la 1ere partie du roman intitulé “</text:span><text:span text:style-name="T14">La princesse de Clèves</text:span><text:span text:style-name="T10">”, écrit par Madame de La Fayette, au cours du Grand Siècle. Ce passage relate la rencontre entre la princesse de Clèves et le duc de Nemours, réputé pour sa prestance et sa galanterie, l</text:span><text:span text:style-name="T9">ors d’un bal donné à la cour pour les fiançailles de Claude de France. </text:span><text:span text:style-name="T10">Seulement, le </text:span><text:span text:style-name="T9">mariage </text:span><text:span text:style-name="T16">entre</text:span><text:span text:style-name="T10"> la princesse de Clèves </text:span><text:span text:style-name="T11">et</text:span><text:span text:style-name="T9"> le prince de Clèves vient d’être célébré.</text:span></text:p>
      <text:p text:style-name="P8"><text:span text:style-name="T9"/></text:p>
      <text:p text:style-name="P8"><text:span text:style-name="T9"/></text:p>
      <text:p text:style-name="P12"><text:s/><text:span text:style-name="T18">Je vais procéder à la lecture de l’extrait.</text:span></text:p>
      <text:p text:style-name="P12"/>
      <text:p text:style-name="P12"/>
      <text:p text:style-name="P9"><text:span text:style-name="T9"><text:tab/></text:span><text:span text:style-name="T12">Faisant partie de l’élite intellectuelle de son temps, Madame de La Fayette publie anonymement “</text:span><text:span text:style-name="T15">La princesse de Clèves</text:span><text:span text:style-name="T12">”, en 1678, </text:span><text:span text:style-name="T13">alors que le classicisme est à son apogée</text:span><text:span text:style-name="T12">. Elle y décrit la vie à la cour du roi Henri II et y déploie le thème de la passion amoureuse.</text:span></text:p>
      <text:p text:style-name="P9"><text:span text:style-name="T12"><text:tab/>Cette</text:span><text:span text:style-name="T9"> scène de bal marque l’entrée d’un personnage majeur du roman, le duc de Nemours, dont l’amour constitue l’élément déclencheur du récit. La scène de la première rencontre entre les héros revêt donc ici un caractère tragique : les protagonistes, aussi exceptionnels l’un que l’autre, succombent logiquement à un coup de foudre réciproque. Mais le bal place aussi l’individu sous le feu des regards de la société : la vertu de la princesse lui permettra-t-elle de résister à sa passion d’une part, aux injonctions de la cour d’autre part ? L’intérêt du texte repose donc sur la manière dont cette scène mêle étroitement intimité et société.</text:span></text:p>
      <text:p text:style-name="P9"><text:span text:style-name="T9"><text:tab/>Nous étudierons donc comment le texte progresse en trois temps forts : Mme de Lafayette, en harmonie avec la culture des bienséances classiques et en conformité avec l’éthique de la Préciosité dont elle est si imprégnée, relate d’abord avec retenue et délicatesse un coup de foudre amoureux en plaçant ses personnages sous le feu des regards ; elle ménage ensuite l’entrée en scène de Nemours ; après la rencontre enfin, l’aveu amoureux se fait indirectement au milieu des courtisans. </text:span></text:p>
      <text:p text:style-name="P13"><text:s/></text:p>
      <text:p text:style-name="P4"><text:span text:style-name="Default_20_Paragraph_20_Font"><text:span text:style-name="T17">1er mvt</text:span></text:span><text:span text:style-name="Default_20_Paragraph_20_Font"><text:span text:style-name="T1"> </text:span></text:span><text:span text:style-name="Default_20_Paragraph_20_Font"><text:span text:style-name="T3">(</text:span></text:span><text:span text:style-name="Default_20_Paragraph_20_Font"><text:span text:style-name="T1">du début jusqu’à « celui qui arrivait »</text:span></text:span><text:span text:style-name="Default_20_Paragraph_20_Font"><text:span text:style-name="T3">)</text:span></text:span><text:span text:style-name="Default_20_Paragraph_20_Font"><text:span text:style-name="T1"> : un bal à la cour, des personnages sous le feu des regards </text:span></text:span></text:p>
      <text:p text:style-name="P4"><text:span text:style-name="Default_20_Paragraph_20_Font"><text:span text:style-name="T1">La scène de rencontre amoureuse se joue lors d’une scène de bal où l’apparat social n’a d’égal que la séduction. Elle est entièrement placée sous le signe du regard, indiscret et impudique quand il s’agit des courtisans, amoureux et passionné pour la princesse et le duc </text:span></text:span></text:p>
      <text:p text:style-name="P1"><text:span text:style-name="Default_20_Paragraph_20_Font"><text:span text:style-name="T1"><text:s/></text:span></text:span></text:p>
      <text:p text:style-name="P10"><text:soft-page-break/>« se parer », « parure » : répétition marquant l’idée que les apparences et la séduction priment lors du bal </text:p>
      <text:p text:style-name="P10">« on admira » : pronom impersonnel et lexique de la vue placent la jeune femme sous le feu des regards : elle est unanimement admirée</text:p>
      <text:p text:style-name="P10">« il se fit un assez grand bruit » : le passé simple exprime l’agitation générale : à l’arrivée du duc, un bouleversement se produit dans la salle comme dans le cœur de la princesse </text:p>
      <text:p text:style-name="P10">« le roi lui cria de prendre celui qui arrivait » : le roi est sujet d’un verbe d’ordre, Mme de Clèves en est l’objet : c’est la cour qui décide de la rencontre fatale </text:p>
      <text:p text:style-name="P11"><text:s/></text:p>
      <text:p text:style-name="P11"><text:s/></text:p>
      <text:p text:style-name="P2"><text:span text:style-name="Default_20_Paragraph_20_Font"><text:span text:style-name="T1"><text:s/></text:span></text:span></text:p>
      <text:p text:style-name="P4"><text:span text:style-name="Default_20_Paragraph_20_Font"><text:span text:style-name="T3">2e mvt (</text:span></text:span><text:span text:style-name="Default_20_Paragraph_20_Font"><text:span text:style-name="T1">de « Elle se tourna » à « de son admiration »</text:span></text:span><text:span text:style-name="Default_20_Paragraph_20_Font"><text:span text:style-name="T3">) </text:span></text:span><text:span text:style-name="Default_20_Paragraph_20_Font"><text:span text:style-name="T1">: entrée en scène du duc et réciprocité du coup de foudre </text:span></text:span></text:p>
      <text:p text:style-name="P4"><text:span text:style-name="Default_20_Paragraph_20_Font"><text:span text:style-name="T1">Si l’arrivée du duc de Nemours est remarquée, c’est qu’elle se fait l’écho de la brillante apparition de la princesse. L’équivalente perfection des protagonistes appelle logiquement la réciprocité d’un coup de foudre devenu inéluctable </text:span></text:span></text:p>
      <text:p text:style-name="P11"><text:s/></text:p>
      <text:p text:style-name="P10">« Elle se tourna », « elle vit », « elle crut » : point de vue interne par lequel Mme de Lafayette donne accès à l’intériorité du personnage pour décrire la naissance de l’amour </text:p>
      <text:p text:style-name="P10">« Il passait par-dessus quelques sièges » : modèle des romans précieux de chevalerie, entrée en scène du duc de Nemours </text:p>
      <text:p text:style-name="P10">« ce prince était fait d’une sorte qu’il était difficile de n’être pas surprise de le voir » : subordonnée circonstancielle de conséquence pour exprimer le caractère inéluctable de la passion </text:p>
      <text:p text:style-name="P10">« M. de Nemours fut tellement surpris », « il était difficile de n’être pas surprise » : parallélisme : réciprocité du coup de foudre </text:p>
      <text:p text:style-name="P10">« un grand étonnement » : dans le lexique du XVIIe, le verbe « étonner » s’entend au sens propre et signifie « être frappé par le tonnerre » : fatalité du sentiment force amoureux éprouvé comme une force écrasante </text:p>
      <text:p text:style-name="P14"><text:span text:style-name="T9"><text:s/></text:span></text:p>
      <text:p text:style-name="P14"><text:span text:style-name="Default_20_Paragraph_20_Font"><text:span text:style-name="T3">3e mvt</text:span></text:span><text:span text:style-name="Default_20_Paragraph_20_Font"><text:span text:style-name="T1"> </text:span></text:span><text:span text:style-name="Default_20_Paragraph_20_Font"><text:span text:style-name="T3">(</text:span></text:span><text:span text:style-name="Default_20_Paragraph_20_Font"><text:span text:style-name="T1">de « Quand ils commencèrent « jusqu’à la fin</text:span></text:span><text:span text:style-name="Default_20_Paragraph_20_Font"><text:span text:style-name="T3">) </text:span></text:span><text:span text:style-name="Default_20_Paragraph_20_Font"><text:span text:style-name="T1">: aveu indirect au cœur de la société de cour </text:span></text:span></text:p>
      <text:p text:style-name="P4"><text:span text:style-name="Default_20_Paragraph_20_Font"><text:span text:style-name="T1">L’individu n’échappe ni au regard de la cour, ni à sa fatale destinée : cette rencontre signe alors les premiers aveux. </text:span></text:span></text:p>
      <text:p text:style-name="P3"><text:span text:style-name="Default_20_Paragraph_20_Font"><text:span text:style-name="T1"><text:s/></text:span></text:span></text:p>
      <text:p text:style-name="P10"><text:soft-page-break/>« Ils leur demandèrent s’ils n’avaient pas bien envie de savoir qui ils étaient, et s’ils ne s’en doutaient pas « : questions fermées et réponses implicites : le couple est soumis au bon vouloir de la cour : l’aveu est imposé par le roi et les reines. </text:p>
      <text:p text:style-name="P10">« ils les appelèrent » / « ils leur demandèrent » : les personnages sont placés en position d’objets. Caractère autoritaire de la cour qui rend fatale la rencontre et oblige à l’aveu. </text:p>
      <text:p text:style-name="P10">« je n’ai pas d’incertitude » : litote : aveu galant de Nemours </text:p>
      <text:p text:style-name="P10">« elle le sait aussi bien que vous le savez bien » : parallélisme : amour réciproque malgré les dénégations pudiques de la princesse de Clèves <text:s/></text:p>
      <text:p text:style-name="P10">« <text:s/>mais de tout le soir, il ne put admirer que Mme de Clèves » : négation exceptive/restrictive marquant la prédilection de l’amant . La princesse est l’élue, l’objet absolu de son amour à ce stade du récit. </text:p>
      <text:p text:style-name="P11"><text:s/></text:p>
      <text:p text:style-name="P4"><text:span text:style-name="Default_20_Paragraph_20_Font"><text:span text:style-name="T1">Conclusion : </text:span></text:span></text:p>
      <text:p text:style-name="P5"><text:span text:style-name="Default_20_Paragraph_20_Font"><text:span text:style-name="T1"><text:tab/>La rencontre entre la princesse de Clèves et le duc de Nemours est placée sous le signe du regard, plus éloquent que les mots : aux regards échangés entre l’homme et la femme s’ajoute le regard inquisiteur de la cour. Entre être et paraître, entre aveu et retenue, les individus se disent implicitement une passion à laquelle le destin et les autres personnages les conduisent fatalement.</text:span></text:span></text:p>
      <text:p text:style-name="P5"><text:span text:style-name="Default_20_Paragraph_20_Font"><text:span text:style-name="T1"><text:tab/></text:span></text:span><text:span text:style-name="Default_20_Paragraph_20_Font"><text:span text:style-name="T4">(</text:span></text:span><text:span text:style-name="Default_20_Paragraph_20_Font"><text:span text:style-name="T1">Plus loin, la princesse réitèrera malgré elle l’aveu qu’elle fait ici au duc : par la parole, quand elle pensera ne révéler sa passion qu’à son mari, puis par le geste, dans le pavillon de Coulommiers, lorsqu’elle s’adonnera à sa rêverie.</text:span></text:span><text:span text:style-name="Default_20_Paragraph_20_Font"><text:span text:style-name="T4">)</text:span></text:span></text:p>
      <text:p text:style-name="P5"><text:span text:style-name="Default_20_Paragraph_20_Font"><text:span text:style-name="T4"><text:tab/></text:span></text:span><text:span text:style-name="Default_20_Paragraph_20_Font"><text:span text:style-name="T5">La description de ce bal, organisé autour du Roi et de la Reine, où le regard, ainsi que les valeurs de l’HH, </text:span></text:span><text:span text:style-name="Default_20_Paragraph_20_Font"><text:span text:style-name="T7">être social et cultivé, </text:span></text:span><text:span text:style-name="Default_20_Paragraph_20_Font"><text:span text:style-name="T5">priment, s’inscrit donc parfaitement dans son mouvement littéraire : le classicisme.</text:span></text:span></text:p>
      <text:p text:style-name="P6"><text:span text:style-name="Default_20_Paragraph_20_Font"><text:span text:style-name="T5"><text:tab/>La description de ce bal </text:span></text:span><text:span text:style-name="Default_20_Paragraph_20_Font"><text:span text:style-name="T8">est donc organisé </text:span></text:span><text:span text:style-name="Default_20_Paragraph_20_Font"><text:span text:style-name="T5">autour du Roi et de la Reine, où l</text:span></text:span><text:span text:style-name="Default_20_Paragraph_20_Font"><text:span text:style-name="T8">a primauté est donnée au </text:span></text:span><text:span text:style-name="Default_20_Paragraph_20_Font"><text:span text:style-name="T5">regard, ainsi qu’</text:span></text:span><text:span text:style-name="Default_20_Paragraph_20_Font"><text:span text:style-name="T8">aux </text:span></text:span><text:span text:style-name="Default_20_Paragraph_20_Font"><text:span text:style-name="T5">valeurs de l’HH, </text:span></text:span><text:span text:style-name="Default_20_Paragraph_20_Font"><text:span text:style-name="T7">être social et cultivé. </text:span></text:span><text:span text:style-name="Default_20_Paragraph_20_Font"><text:span text:style-name="T8">Elle </text:span></text:span><text:span text:style-name="Default_20_Paragraph_20_Font"><text:span text:style-name="T5">s’inscrit donc parfaitement dans son mouvement littéraire : le classicisme.</text:span></text:span></text:p>
      <text:p text:style-name="P5"><text:span text:style-name="Default_20_Paragraph_20_Font"><text:span text:style-name="T4"><text:tab/></text:span></text:span></text:p>
      <text:p text:style-name="P11"><text:s/></text:p>
      <text:p text:style-name="P11"><text:s/></text:p>
      <text:p text:style-name="P13"><text:s/></text:p>
      <text:p text:style-name="P11"><text:s/></text:p>
      <text:p text:style-name="P15"><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018cm" fo:margin-right="0.007cm" fo:line-height="107%" fo:text-align="justify" style:justify-single-word="false" fo:hyphenation-ladder-count="no-limit" fo:text-indent="-0.018cm" style:auto-text-indent="false">
        <style:tab-stops/>
      </style:paragraph-properties>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15cm" fo:margin-bottom="2.609cm" fo:margin-left="2.498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title/>
    <dc:subject/>
    <meta:initial-creator>aureliefazzi@yahoo.fr</meta:initial-creator>
    <meta:creation-date>2022-06-21T14:25:00Z</meta:creation-date>
    <dc:date>2022-06-21T17:22:56.178000000</dc:date>
    <meta:editing-cycles>9</meta:editing-cycles>
    <meta:editing-duration>PT25M43S</meta:editing-duration>
    <meta:document-statistic meta:table-count="0" meta:image-count="0" meta:object-count="0" meta:page-count="3" meta:paragraph-count="47" meta:word-count="1117" meta:character-count="6311" meta:non-whitespace-character-count="5177"/>
    <meta:template xlink:type="simple" xlink:actuate="onRequest" xlink:title="" xlink:href="Normal"/>
  </office:meta>
</office:document-meta>
</file>